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3f440" officeooo:paragraph-rsid="0003f440"/>
    </style:style>
    <style:style style:name="P2" style:family="paragraph" style:parent-style-name="Text_20_body">
      <style:paragraph-properties fo:padding="0.049cm" fo:border="0.06pt solid #e3e3e3"/>
    </style:style>
    <style:style style:name="P3" style:family="paragraph" style:parent-style-name="Text_20_body">
      <style:paragraph-properties fo:padding="0.049cm" fo:border="0.06pt solid #e3e3e3"/>
      <style:text-properties officeooo:paragraph-rsid="00040776"/>
    </style:style>
    <style:style style:name="P4" style:family="paragraph" style:parent-style-name="Text_20_body">
      <style:text-properties style:font-name="Liberation Sans" fo:font-size="28pt" fo:font-weight="bold" officeooo:rsid="0003f440" officeooo:paragraph-rsid="0003f440" style:font-name-asian="Noto Sans CJK SC" style:font-size-asian="28pt" style:font-weight-asian="bold" style:font-name-complex="Lohit Devanagari1" style:font-size-complex="28pt" style:font-weight-complex="bold"/>
    </style:style>
    <style:style style:name="P5" style:family="paragraph" style:parent-style-name="Text_20_body">
      <style:paragraph-properties fo:padding="0.049cm" fo:border="0.06pt solid #e3e3e3"/>
      <style:text-properties officeooo:paragraph-rsid="00059cf1"/>
    </style:style>
    <style:style style:name="T1" style:family="text">
      <style:text-properties officeooo:rsid="0003f440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officeooo:rsid="00040776"/>
    </style:style>
    <style:style style:name="T4" style:family="text">
      <style:text-properties officeooo:rsid="00040776" loext:padding="0.049cm" loext:border="0.06pt solid #e3e3e3"/>
    </style:style>
    <style:style style:name="T5" style:family="text">
      <style:text-properties loext:padding="0.049cm" loext:border="0.06pt solid #e3e3e3"/>
    </style:style>
    <style:style style:name="T6" style:family="text">
      <style:text-properties officeooo:rsid="00059c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9cf1" style:font-weight-asian="bold" style:font-weight-complex="bold"/>
    </style:style>
    <style:style style:name="T9" style:family="text">
      <style:text-properties fo:font-weight="bold" officeooo:rsid="00040776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delaç<text:span text:style-name="T2">ão Projeto</text:span></text:p>
      <text:p text:style-name="P4"/>
      <text:p text:style-name="Text_20_body"><text:tab/>Nesta remodelação do projeto foram melhorados os conceitos de modularização e encapsulamento. Para tal foi criada na diretoria do trabalho a pasta “REMODELACAO” onde se apresenta uma cópia exata das pastas “src” e “include” (ficheiros .h e .c) do projeto original. <text:span text:style-name="T1">(Nesta também se encontra um “remodelacao.txt” que apresenta uma to-do list daquilo que foi feito de forma mais simples, caso necessário.)</text:span></text:p>
      <text:p text:style-name="Text_20_body"><text:tab/><text:span text:style-name="T3">Desta forma, d</text:span>urante o exercício de reescrita/remodelação do código, uma série de melhorias foram implementadas para <text:span text:style-name="T7">aumentar a modularização, </text:span><text:span text:style-name="T9">encapsulamento</text:span><text:span text:style-name="T7"> e organização do código-fonte, visando torná-lo mais legível, manutenível e escalável</text:span>.</text:p>
      <text:p text:style-name="P2">- Uma das principais melhorias foi a separação das bibliotecas dos arquivos de cabeçalho, <text:span text:style-name="T3">(</text:span>seguindo a sugestão <text:span text:style-name="T3">dada pela equipa docente em apresentação)</text:span>. As funções foram implementadas nos arquivos “.<text:span text:style-name="T3">c”</text:span>, enquanto os protótipos e estruturas de dados foram definidos nos arquivos de cabeçalho correspondentes.</text:p>
      <text:p text:style-name="P2">- Para promover a <text:span text:style-name="T7">encapsulação</text:span> e <text:span text:style-name="T7">modularidade</text:span>, foram introduzidas <text:span text:style-name="T7">estruturas opacas</text:span> para ocultar detalhes de implementação e evitar dependências desnecessárias. Isso foi especialmente aplicado em áreas críticas, como o acesso a dados de usuários, <text:span text:style-name="T3">voos, etc. (parsers) e também nos catalogos e restantes funções dependestes destes dados.</text:span></text:p>
      <text:p text:style-name="P2">- Além disso, foram criados <text:span text:style-name="T7">getters</text:span> e <text:span text:style-name="T7">setters</text:span>, proporcionando uma interface mais limpa e segura para acessar e manipular os dados <text:span text:style-name="T3">e também melhorando o encapsulamento (</text:span><text:span text:style-name="T9">Setters com cópia de informação para uma maior fiabilidade</text:span><text:span text:style-name="T3">).</text:span></text:p>
      <text:p text:style-name="P2">- Os arquivos originais foram copiados e uma se<text:span text:style-name="T3">c</text:span>ção remodelada foi adicionada, identificada com a marcação <text:span text:style-name="Source_20_Text"><text:span text:style-name="T5">/** REMODELA</text:span></text:span><text:span text:style-name="Source_20_Text"><text:span text:style-name="T4">CA</text:span></text:span><text:span text:style-name="Source_20_Text"><text:span text:style-name="T5">O **/</text:span></text:span> <text:span text:style-name="T3">em todos os ficheiros “.c” modificados</text:span> facilitando a identificação das partes modificadas ou adicionadas. <text:span text:style-name="T6">(</text:span><text:span text:style-name="T8">caso a equipa docente necessite pesquisar, podendo utilizar uma ferramenta de indexagem</text:span><text:span text:style-name="T6">) </text:span><text:span text:style-name="T3">Os header files foram quase/maioritariamente todos modificados e como tal não foi necessária a sua marcação.</text:span></text:p>
      <text:p text:style-name="P2">- Para documentar as alterações realizadas, um arquivo <text:span text:style-name="Source_20_Text"><text:span text:style-name="T5">remodelacao.txt</text:span></text:span> foi criado, descrevendo detalhadamente as modificações feitas e suas justificativas.</text:p>
      <text:p text:style-name="P2">- Movemos “<text:span text:style-name="T12">defines</text:span>” e “<text:span text:style-name="T7">includes</text:span>” relevantes para os arquivos “.<text:span text:style-name="T3">c”</text:span>, como sugerido, para reduzir a poluição do espaço de nomes global e melhorar a modularidade do código <text:span text:style-name="T3">(caso possível essa transição, caso não esses ficaram nos header files).</text:span></text:p>
      <text:p text:style-name="P2">- A estrutura de dados “<text:span text:style-name="T3">appstatus”</text:span> no modo iterativo também foi transformada em uma estrutura opaca, seguindo a mesma abordagem adotada para outras estruturas de dados sensíveis.</text:p>
      <text:p text:style-name="P5">- Finalmente, <text:span text:style-name="T3">e como dito anteriormente, </text:span>aplicamos getters e setters em todos os módulos e modos (iterativo), garantindo consistência e facilitando futuras alterações e manutenções no código.</text:p>
      <text:p text:style-name="P3">Com essas melhorias, o código foi refinado e está pronto para enfrentar os desafios futuros com mais robustez e flexibilida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3:31:13.032655911</meta:creation-date>
    <dc:date>2024-02-15T03:54:56.137545914</dc:date>
    <meta:editing-duration>PT12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413" meta:character-count="2860" meta:non-whitespace-character-count="2457"/>
  </office:meta>
</office:document-meta>
</file>